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215c28" style:font-size-asian="10.5pt" style:font-size-complex="10.5pt"/>
    </style:style>
    <style:style style:name="P7"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8" style:family="paragraph" style:parent-style-name="UrbanBody">
      <style:text-properties style:font-name="Arial2" fo:font-size="10.5pt" style:font-size-asian="9.14999961853027pt" style:font-size-complex="10.5pt"/>
    </style:style>
    <style:style style:name="P9" style:family="paragraph" style:parent-style-name="UrbanBody">
      <style:text-properties style:font-name="Arial2" fo:font-size="10.5pt" fo:font-weight="normal" style:font-size-asian="10.5pt" style:font-weight-asian="normal" style:font-size-complex="10.5pt" style:font-weight-complex="normal"/>
    </style:style>
    <style:style style:name="P10"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11"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2" style:family="paragraph" style:parent-style-name="UrbanBody">
      <style:text-properties style:font-name="Arial2" fo:font-size="10.5pt" officeooo:paragraph-rsid="0024c33e" style:font-size-asian="10.5pt" style:font-size-complex="10.5pt"/>
    </style:style>
    <style:style style:name="P13" style:family="paragraph" style:parent-style-name="UrbanTitle">
      <style:text-properties style:font-name="Arial2" fo:font-size="14pt" style:text-underline-style="none" style:font-size-asian="14pt" style:font-size-complex="14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officeooo:rsid="001b2579"/>
    </style:style>
    <style:style style:name="T8" style:family="text">
      <style:text-properties officeooo:rsid="001c8461"/>
    </style:style>
    <style:style style:name="T9" style:family="text">
      <style:text-properties officeooo:rsid="00215c28"/>
    </style:style>
    <style:style style:name="T10" style:family="text">
      <style:text-properties officeooo:rsid="0022de2e"/>
    </style:style>
    <style:style style:name="T11" style:family="text">
      <style:text-properties officeooo:rsid="00362119"/>
    </style:style>
    <style:style style:name="T12" style:family="text">
      <style:text-properties officeooo:rsid="00254598"/>
    </style:style>
    <style:style style:name="T13"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13">do text</text:span></text:p><text:p text:style-name="P14"><text:span text:style-name="T13">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1"/>
      <text:p text:style-name="P13">Récépissé de dépôt d'une demande de permis <text:span text:style-name="T9">unique</text:span></text:p>
      <text:p text:style-name="P11"/>
      <text:p text:style-name="P9"/>
      <text:p text:style-name="P12"><text:span text:style-name="T1"/></text:p>
      <text:p text:style-name="P4"/>
      <text:p text:style-name="P4">Je soussigné,</text:p>
      <text:p text:style-name="P4"/>
      <text:p text:style-name="P5">mandaté par <text:span text:style-name="T7">la Commune</text:span> de <text:text-input text:description="">tool.getCityName()</text:text-input>, conformément aux dispositions <text:span text:style-name="T9">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4">do text if self.hasSingleApplicant()</text:span></text:p><text:p text:style-name="P14"><text:span text:style-name="T14"/></text:p></office:annotation>propriétaire de la <text:span text:style-name="T12">ou des </text:span>parcelle<text:span text:style-name="T12">s</text:span> (terrain ou bâtiment), située<text:span text:style-name="T12">(s)</text:span>: <text:text-input text:description="Lieu des travaux">self.getWorkLocationSignaletic()</text:text-input><text:s/>et inscrite<text:span text:style-name="T12">(s)</text:span> au cadastre, <text:text-input text:description="Détails des parcelles">self.getPortionOutsText()</text:text-input><text:s/><text:span text:style-name="T4">a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4">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self.getPortionOutsText()</text:text-input></text:span><text:span text:style-name="T4"><text:s/></text:span><text:span text:style-name="T6">ont</text:span><text:span text:style-name="T4"> déposé 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0"/>
      <text:p text:style-name="P6">Dans les <text:span text:style-name="T10">3</text:span> jours <text:span text:style-name="T10">ouvrables</text:span> de la présente, votre dossier <text:span text:style-name="T9">sera transmis à la DGO3 ainsi qu'à la DGO4 qui vous communiqueront </text:span>la complétude du dossier ou le <text:span text:style-name="T8">relevé</text:span> des pièces manquantes.</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Rubik" svg:font-family="Rubik"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 svg:font-family="Arial" style:font-adornments="Gras" style:font-family-generic="swiss" style:font-pitch="variable"/>
    <style:font-face style:name="Arial1" svg:font-family="Arial" style:font-adornments="Regular"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2-19T08:49:48.143173901</dc:date>
    <dc:language>fr-FR</dc:language>
    <meta:editing-cycles>113</meta:editing-cycles>
    <meta:editing-duration>PT12H30M25S</meta:editing-duration>
    <meta:document-statistic meta:table-count="0" meta:image-count="0" meta:object-count="0" meta:page-count="1" meta:paragraph-count="11" meta:word-count="191" meta:character-count="1316" meta:non-whitespace-character-count="1164"/>
    <meta:user-defined meta:name="Info 1"/>
    <meta:user-defined meta:name="Info 2"/>
    <meta:user-defined meta:name="Info 3"/>
    <meta:user-defined meta:name="Info 4"/>
  </office:meta>
</office:document-meta>
</file>